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7.013cm" fo:margin-left="-0.016cm" table:align="left"/>
    </style:style>
    <style:style style:name="Таблиця1.A" style:family="table-column">
      <style:table-column-properties style:column-width="4.075cm"/>
    </style:style>
    <style:style style:name="Таблиця1.B" style:family="table-column">
      <style:table-column-properties style:column-width="12.938cm"/>
    </style:style>
    <style:style style:name="Таблиця1.A1" style:family="table-cell">
      <style:table-cell-properties fo:padding="0cm" fo:border="none"/>
    </style:style>
    <style:style style:name="P1" style:family="paragraph" style:parent-style-name="Standard">
      <style:text-properties fo:language="uk" fo:country="UA" officeooo:rsid="00096b34" officeooo:paragraph-rsid="00096b34"/>
    </style:style>
    <style:style style:name="P2" style:family="paragraph" style:parent-style-name="Standard">
      <style:text-properties fo:language="ru" fo:country="RU" officeooo:rsid="00096b34" officeooo:paragraph-rsid="00096b34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officeooo:rsid="002bfd4c" officeooo:paragraph-rsid="002bfd4c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uk" fo:country="UA" officeooo:rsid="002bfd4c" officeooo:paragraph-rsid="002bfd4c" style:font-size-asian="18pt" style:font-size-complex="18pt"/>
    </style:style>
    <style:style style:name="P5" style:family="paragraph" style:parent-style-name="Standard">
      <style:paragraph-properties fo:break-before="page"/>
      <style:text-properties fo:language="uk" fo:country="UA" officeooo:rsid="00096b34" officeooo:paragraph-rsid="00096b34"/>
    </style:style>
    <style:style style:name="P6" style:family="paragraph" style:parent-style-name="Table_20_Contents">
      <style:text-properties style:font-name="Times New Roman1" fo:language="en" fo:country="US" officeooo:rsid="00096b34" officeooo:paragraph-rsid="00096b34"/>
    </style:style>
    <style:style style:name="P7" style:family="paragraph" style:parent-style-name="Table_20_Contents">
      <style:text-properties fo:language="en" fo:country="US" officeooo:rsid="00096b34" officeooo:paragraph-rsid="00096b34"/>
    </style:style>
    <style:style style:name="P8" style:family="paragraph" style:parent-style-name="Table_20_Contents">
      <style:text-properties fo:language="en" fo:country="US" officeooo:rsid="00096b34" officeooo:paragraph-rsid="00363d25"/>
    </style:style>
    <style:style style:name="P9" style:family="paragraph" style:parent-style-name="Table_20_Contents">
      <style:text-properties fo:language="en" fo:country="US" officeooo:rsid="00096b34" officeooo:paragraph-rsid="00389c1a"/>
    </style:style>
    <style:style style:name="P10" style:family="paragraph" style:parent-style-name="Table_20_Contents">
      <style:text-properties fo:language="en" fo:country="US" officeooo:rsid="00096b34" officeooo:paragraph-rsid="004d43de"/>
    </style:style>
    <style:style style:name="P11" style:family="paragraph" style:parent-style-name="Table_20_Contents">
      <style:text-properties fo:language="en" fo:country="US" officeooo:rsid="00096b34" officeooo:paragraph-rsid="004d6bfd"/>
    </style:style>
    <style:style style:name="P12" style:family="paragraph" style:parent-style-name="Table_20_Contents">
      <style:text-properties fo:language="en" fo:country="US" officeooo:rsid="00096b34" officeooo:paragraph-rsid="004efa28"/>
    </style:style>
    <style:style style:name="P13" style:family="paragraph" style:parent-style-name="Table_20_Contents">
      <style:text-properties fo:language="en" fo:country="US" officeooo:rsid="00096b34" officeooo:paragraph-rsid="00395d3e"/>
    </style:style>
    <style:style style:name="P14" style:family="paragraph" style:parent-style-name="Table_20_Contents">
      <style:text-properties fo:language="en" fo:country="US" officeooo:rsid="00096b34" officeooo:paragraph-rsid="0050d6dd"/>
    </style:style>
    <style:style style:name="P15" style:family="paragraph" style:parent-style-name="Table_20_Contents">
      <style:text-properties fo:language="en" fo:country="US" officeooo:rsid="00096b34" officeooo:paragraph-rsid="00525893"/>
    </style:style>
    <style:style style:name="P16" style:family="paragraph" style:parent-style-name="Table_20_Contents">
      <style:text-properties fo:language="en" fo:country="US" officeooo:rsid="004e1cb8" officeooo:paragraph-rsid="004e1cb8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8pt" fo:language="uk" fo:country="UA" officeooo:rsid="002bfd4c" officeooo:paragraph-rsid="002bfd4c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uk" fo:country="UA" officeooo:rsid="002bfd4c" officeooo:paragraph-rsid="002bfd4c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fo:language="ru" fo:country="RU" officeooo:rsid="0036109c" officeooo:paragraph-rsid="00608dfe" style:font-size-asian="18pt" style:font-size-complex="18pt"/>
    </style:style>
    <style:style style:name="P20" style:family="paragraph" style:parent-style-name="Standard">
      <style:text-properties style:font-name="Courier New" fo:font-size="8pt" fo:language="uk" fo:country="UA" officeooo:rsid="00608dfe" officeooo:paragraph-rsid="00620f5f" style:font-size-asian="7pt" style:font-size-complex="8pt"/>
    </style:style>
    <style:style style:name="P21" style:family="paragraph" style:parent-style-name="Standard">
      <style:text-properties style:font-name="Courier New" fo:font-size="8pt" fo:language="uk" fo:country="UA" officeooo:rsid="00608dfe" officeooo:paragraph-rsid="0063a1aa" style:font-size-asian="7pt" style:font-size-complex="8pt"/>
    </style:style>
    <style:style style:name="P22" style:family="paragraph" style:parent-style-name="Standard">
      <style:paragraph-properties fo:break-before="page"/>
      <style:text-properties fo:language="uk" fo:country="UA" officeooo:rsid="00608dfe" officeooo:paragraph-rsid="00608dfe"/>
    </style:style>
    <style:style style:name="P23" style:family="paragraph" style:parent-style-name="Table_20_Contents">
      <style:text-properties fo:language="en" fo:country="US" officeooo:rsid="00096b34" officeooo:paragraph-rsid="0052d4cd"/>
    </style:style>
    <style:style style:name="P24" style:family="paragraph" style:parent-style-name="Table_20_Contents">
      <style:text-properties fo:language="en" fo:country="US" officeooo:rsid="00096b34" officeooo:paragraph-rsid="00555220"/>
    </style:style>
    <style:style style:name="P25" style:family="paragraph" style:parent-style-name="Table_20_Contents">
      <style:text-properties fo:language="en" fo:country="US" officeooo:rsid="00096b34" officeooo:paragraph-rsid="00571ea3"/>
    </style:style>
    <style:style style:name="P26" style:family="paragraph" style:parent-style-name="Table_20_Contents">
      <style:text-properties fo:language="en" fo:country="US" officeooo:rsid="00096b34" officeooo:paragraph-rsid="00096b34"/>
    </style:style>
    <style:style style:name="P27" style:family="paragraph" style:parent-style-name="Table_20_Contents">
      <style:text-properties style:font-name="Times New Roman1" fo:language="en" fo:country="US" officeooo:rsid="00096b34" officeooo:paragraph-rsid="0052d4cd"/>
    </style:style>
    <style:style style:name="P28" style:family="paragraph" style:parent-style-name="Table_20_Contents">
      <style:text-properties officeooo:paragraph-rsid="004a3130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4a1d46"/>
    </style:style>
    <style:style style:name="T3" style:family="text">
      <style:text-properties style:font-name="Times New Roman1" officeooo:rsid="004efa28"/>
    </style:style>
    <style:style style:name="T4" style:family="text">
      <style:text-properties style:font-name="Times New Roman1" officeooo:rsid="00525893"/>
    </style:style>
    <style:style style:name="T5" style:family="text">
      <style:text-properties fo:language="en" fo:country="US" officeooo:rsid="004e1cb8"/>
    </style:style>
    <style:style style:name="T6" style:family="text">
      <style:text-properties fo:language="en" fo:country="US" officeooo:rsid="005e9afa"/>
    </style:style>
    <style:style style:name="T7" style:family="text">
      <style:text-properties fo:language="en" fo:country="US" officeooo:rsid="006070b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uk" fo:country="UA"/>
    </style:style>
    <style:style style:name="T10" style:family="text">
      <style:text-properties fo:language="uk" fo:country="UA" officeooo:rsid="006070bf"/>
    </style:style>
    <style:style style:name="T11" style:family="text">
      <style:text-properties fo:color="#3333ff" officeooo:rsid="004989d4"/>
    </style:style>
    <style:style style:name="T12" style:family="text">
      <style:text-properties fo:color="#3333ff" officeooo:rsid="004a1d46"/>
    </style:style>
    <style:style style:name="T13" style:family="text">
      <style:text-properties officeooo:rsid="004989d4"/>
    </style:style>
    <style:style style:name="T14" style:family="text">
      <style:text-properties officeooo:rsid="00610b60"/>
    </style:style>
    <style:style style:name="T15" style:family="text">
      <style:text-properties officeooo:rsid="005de615"/>
    </style:style>
    <style:style style:name="T16" style:family="text">
      <style:text-properties officeooo:rsid="00530805"/>
    </style:style>
    <style:style style:name="T17" style:family="text">
      <style:text-properties officeooo:rsid="004a1d46"/>
    </style:style>
    <style:style style:name="T18" style:family="text">
      <style:text-properties officeooo:rsid="00389c1a"/>
    </style:style>
    <style:style style:name="T19" style:family="text">
      <style:text-properties officeooo:rsid="0039b89e"/>
    </style:style>
    <style:style style:name="T20" style:family="text">
      <style:text-properties fo:font-weight="normal" officeooo:rsid="0039b89e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officeooo:rsid="004a1d46" style:text-blinking="false" fo:background-color="#ffffff"/>
    </style:style>
    <style:style style:name="T22" style:family="text">
      <style:text-properties officeooo:rsid="004d6bfd"/>
    </style:style>
    <style:style style:name="T23" style:family="text">
      <style:text-properties officeooo:rsid="004d7559"/>
    </style:style>
    <style:style style:name="T24" style:family="text">
      <style:text-properties officeooo:rsid="004efa28"/>
    </style:style>
    <style:style style:name="T25" style:family="text">
      <style:text-properties officeooo:rsid="00525893"/>
    </style:style>
    <style:style style:name="T26" style:family="text">
      <style:text-properties officeooo:rsid="0052d4cd"/>
    </style:style>
    <style:style style:name="T27" style:family="text">
      <style:text-properties officeooo:rsid="005a91cb"/>
    </style:style>
    <style:style style:name="T28" style:family="text">
      <style:text-properties officeooo:rsid="006070bf"/>
    </style:style>
    <style:style style:name="T29" style:family="text">
      <style:text-properties fo:color="#009695" style:font-name="Consolas"/>
    </style:style>
    <style:style style:name="T30" style:family="text">
      <style:text-properties fo:color="#009695" style:font-name="Consolas" fo:background-color="transparent"/>
    </style:style>
    <style:style style:name="T31" style:family="text">
      <style:text-properties fo:color="#444444"/>
    </style:style>
    <style:style style:name="T32" style:family="text">
      <style:text-properties fo:color="#444444" style:font-name="Consolas"/>
    </style:style>
    <style:style style:name="T33" style:family="text">
      <style:text-properties fo:color="#444444" style:font-name="Consolas" fo:background-color="transparent"/>
    </style:style>
    <style:style style:name="T34" style:family="text">
      <style:text-properties fo:color="#444444" style:font-name="Consolas" fo:language="ru" fo:country="RU" officeooo:rsid="00620f5f"/>
    </style:style>
    <style:style style:name="T35" style:family="text">
      <style:text-properties fo:color="#444444" style:font-name="Consolas" officeooo:rsid="00620f5f"/>
    </style:style>
    <style:style style:name="T36" style:family="text">
      <style:text-properties fo:color="#444444" style:font-name="Consolas" fo:language="en" fo:country="US" officeooo:rsid="0063a1aa"/>
    </style:style>
    <style:style style:name="T37" style:family="text">
      <style:text-properties fo:color="#444444" style:font-name="Consolas" officeooo:rsid="0063a1aa"/>
    </style:style>
    <style:style style:name="T38" style:family="text">
      <style:text-properties fo:color="#3364a4" style:font-name="Consolas"/>
    </style:style>
    <style:style style:name="T39" style:family="text">
      <style:text-properties fo:color="#f57d00" style:font-name="Consolas"/>
    </style:style>
    <style:style style:name="T40" style:family="text">
      <style:text-properties fo:color="#f57d00" style:font-name="Consolas" fo:background-color="transparent"/>
    </style:style>
    <style:style style:name="T41" style:family="text">
      <style:text-properties style:font-name="Consolas"/>
    </style:style>
    <style:style style:name="T42" style:family="text">
      <style:text-properties style:font-name="Consolas" officeooo:rsid="00620f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Звіт з виконання лабораторної роботи №<text:span text:style-name="T7">4</text:span></text:p>
      <text:p text:style-name="P3">з предмету “Основи розробки трансляторів”</text:p>
      <text:p text:style-name="P19">Тема: <text:span text:style-name="T9"><text:s/></text:span><text:span text:style-name="T28">Генерац</text:span><text:span text:style-name="T10">ія таблиці для висхідного розбору </text:span></text:p>
      <text:p text:style-name="P19"><text:span text:style-name="T10">за заданою граматикою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 студент 3 курсу</text:p>
      <text:p text:style-name="P4">групи ТВ-11</text:p>
      <text:p text:style-name="P4">Бодня Олексій</text:p>
      <text:p text:style-name="P4"/>
      <text:p text:style-name="P4"/>
      <text:p text:style-name="P4"/>
      <text:p text:style-name="P4"/>
      <text:p text:style-name="P3">Київ 2013</text:p>
      <text:p text:style-name="P5">Граматика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>&lt;app&gt;::=</text:p>
          </table:table-cell>
          <table:table-cell table:style-name="Таблиця1.A1" office:value-type="string">
            <text:p text:style-name="P28">@interface <text:span text:style-name="T5">&lt;appName&gt;</text:span> ˩ &lt;list of definition<text:span text:style-name="T6">s</text:span>&gt; <text:s/>˩ @implementation ˩ &lt;list of operators&gt; ˩ @end</text:p>
          </table:table-cell>
        </table:table-row>
        <table:table-row>
          <table:table-cell table:style-name="Таблиця1.A1" office:value-type="string">
            <text:p text:style-name="P16">&lt;appName&gt;::=</text:p>
          </table:table-cell>
          <table:table-cell table:style-name="Таблиця1.A1" office:value-type="string">
            <text:p text:style-name="P16">ID;</text:p>
          </table:table-cell>
        </table:table-row>
        <table:table-row>
          <table:table-cell table:style-name="Таблиця1.A1" office:value-type="string">
            <text:p text:style-name="P10">&lt;<text:span text:style-name="T1">list of definitions</text:span>&gt;::=</text:p>
          </table:table-cell>
          <table:table-cell table:style-name="Таблиця1.A1" office:value-type="string">
            <text:p text:style-name="P25"><text:span text:style-name="T1"><text:s/>˩ </text:span>&lt;definition<text:span text:style-name="T27">2</text:span>&gt; | <text:span text:style-name="T1">&lt;list of definitions&gt; ˩ &lt;definition</text:span><text:span text:style-name="T3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12">&lt;definition<text:span text:style-name="T24">2</text:span>&gt;::=</text:p>
          </table:table-cell>
          <table:table-cell table:style-name="Таблиця1.A1" office:value-type="string">
            <text:p text:style-name="P14">&lt;definition&gt;</text:p>
          </table:table-cell>
        </table:table-row>
        <table:table-row>
          <table:table-cell table:style-name="Таблиця1.A1" office:value-type="string">
            <text:p text:style-name="P7">&lt;definition&gt;::=</text:p>
          </table:table-cell>
          <table:table-cell table:style-name="Таблиця1.A1" office:value-type="string">
            <text:p text:style-name="P8">int &lt;list of var&gt;</text:p>
          </table:table-cell>
        </table:table-row>
        <table:table-row>
          <table:table-cell table:style-name="Таблиця1.A1" office:value-type="string">
            <text:p text:style-name="P7">&lt;list of var&gt;::=</text:p>
          </table:table-cell>
          <table:table-cell table:style-name="Таблиця1.A1" office:value-type="string">
            <text:p text:style-name="P7">, ID | , ID &lt;list of var&gt;</text:p>
          </table:table-cell>
        </table:table-row>
        <table:table-row>
          <table:table-cell table:style-name="Таблиця1.A1" office:value-type="string">
            <text:p text:style-name="P7">&lt;list of operators&gt;::=</text:p>
          </table:table-cell>
          <table:table-cell table:style-name="Таблиця1.A1" office:value-type="string">
            <text:p text:style-name="P24"><text:span text:style-name="T1"><text:s/>˩ </text:span>&lt;operator<text:span text:style-name="T27">2</text:span>&gt; <text:span text:style-name="T1">| &lt;list of operators&gt; ˩ &lt;operator</text:span><text:span text:style-name="T4">2</text:span><text:span text:style-name="T1">&gt;</text:span></text:p>
          </table:table-cell>
        </table:table-row>
        <table:table-row>
          <table:table-cell table:style-name="Таблиця1.A1" office:value-type="string">
            <text:p text:style-name="P15">&lt;operator<text:span text:style-name="T25">2</text:span>&gt;::=</text:p>
          </table:table-cell>
          <table:table-cell table:style-name="Таблиця1.A1" office:value-type="string">
            <text:p text:style-name="P15">&lt;operator&gt;</text:p>
          </table:table-cell>
        </table:table-row>
        <table:table-row>
          <table:table-cell table:style-name="Таблиця1.A1" office:value-type="string">
            <text:p text:style-name="P7">&lt;operator&gt;::=</text:p>
          </table:table-cell>
          <table:table-cell table:style-name="Таблиця1.A1" office:value-type="string">
            <text:p text:style-name="P7">&lt;setter&gt; | &lt;input&gt; | &lt;output&gt; | &lt;condition&gt; | &lt;cycle&gt;</text:p>
          </table:table-cell>
        </table:table-row>
        <table:table-row>
          <table:table-cell table:style-name="Таблиця1.A1" office:value-type="string">
            <text:p text:style-name="P7">&lt;setter&gt;::=</text:p>
          </table:table-cell>
          <table:table-cell table:style-name="Таблиця1.A1" office:value-type="string">
            <text:p text:style-name="P7">ID = &lt;expression&gt;</text:p>
          </table:table-cell>
        </table:table-row>
        <table:table-row>
          <table:table-cell table:style-name="Таблиця1.A1" office:value-type="string">
            <text:p text:style-name="P7">&lt;input&gt;::=</text:p>
          </table:table-cell>
          <table:table-cell table:style-name="Таблиця1.A1" office:value-type="string">
            <text:p text:style-name="P7">input(&lt;list of var&gt;)</text:p>
          </table:table-cell>
        </table:table-row>
        <table:table-row>
          <table:table-cell table:style-name="Таблиця1.A1" office:value-type="string">
            <text:p text:style-name="P7">&lt;output&gt;::=</text:p>
          </table:table-cell>
          <table:table-cell table:style-name="Таблиця1.A1" office:value-type="string">
            <text:p text:style-name="P7">output(&lt;list of var&gt;)</text:p>
          </table:table-cell>
        </table:table-row>
        <table:table-row>
          <table:table-cell table:style-name="Таблиця1.A1" office:value-type="string">
            <text:p text:style-name="P7">&lt;cycle&gt;::=</text:p>
          </table:table-cell>
          <table:table-cell table:style-name="Таблиця1.A1" office:value-type="string">
            <text:p text:style-name="P7"><text:span text:style-name="T26">f</text:span>or ID = &lt;expression&gt; to &lt;expression&gt; step &lt;expression<text:span text:style-name="T22">2</text:span>&gt; <text:span text:style-name="T1">˩ </text:span></text:p>
            <text:p text:style-name="P27">&lt;list of operators&gt; ˩ </text:p>
            <text:p text:style-name="P6">next</text:p>
          </table:table-cell>
        </table:table-row>
        <table:table-row>
          <table:table-cell table:style-name="Таблиця1.A1" office:value-type="string">
            <text:p text:style-name="P11">&lt;expression<text:span text:style-name="T22">2</text:span>&gt;::=</text:p>
          </table:table-cell>
          <table:table-cell table:style-name="Таблиця1.A1" office:value-type="string">
            <text:p text:style-name="P11">&lt;expression&gt;</text:p>
          </table:table-cell>
        </table:table-row>
        <table:table-row>
          <table:table-cell table:style-name="Таблиця1.A1" office:value-type="string">
            <text:p text:style-name="P7">&lt;condition&gt;::=</text:p>
          </table:table-cell>
          <table:table-cell table:style-name="Таблиця1.A1" office:value-type="string">
            <text:p text:style-name="P23"><text:span text:style-name="T26">i</text:span>f &lt;logical expression&gt; <text:span text:style-name="T1">˩ </text:span></text:p>
            <text:p text:style-name="P23"><text:span text:style-name="T1">&lt;list of operators&gt; ˩ </text:span></text:p>
            <text:p text:style-name="P23"><text:span text:style-name="T1">else ˩ </text:span></text:p>
            <text:p text:style-name="P23"><text:span text:style-name="T1">&lt;list of operators&gt; ˩ </text:span></text:p>
            <text:p text:style-name="P23"><text:span text:style-name="T1">endif</text:span></text:p>
          </table:table-cell>
        </table:table-row>
        <table:table-row>
          <table:table-cell table:style-name="Таблиця1.A1" office:value-type="string">
            <text:p text:style-name="P7">&lt;logical expression&gt;::=</text:p>
          </table:table-cell>
          <table:table-cell table:style-name="Таблиця1.A1" office:value-type="string">
            <text:p text:style-name="P10">&lt;log.exp.lev1&gt; | &lt;logical expression&gt;<text:span text:style-name="T8"> </text:span><text:span text:style-name="T20">or</text:span> &lt;log.exp.lev1&gt;</text:p>
          </table:table-cell>
        </table:table-row>
        <table:table-row>
          <table:table-cell table:style-name="Таблиця1.A1" office:value-type="string">
            <text:p text:style-name="P7">&lt;log.exp.lev1&gt;::=</text:p>
          </table:table-cell>
          <table:table-cell table:style-name="Таблиця1.A1" office:value-type="string">
            <text:p text:style-name="P10">&lt;log.exp.lev2&gt; | &lt;log.exp.lev1&gt; <text:span text:style-name="T19">and</text:span> &lt;log.exp.lev2&gt;</text:p>
          </table:table-cell>
        </table:table-row>
        <table:table-row>
          <table:table-cell table:style-name="Таблиця1.A1" office:value-type="string">
            <text:p text:style-name="P7">&lt;log.exp.lev2&gt;::=</text:p>
          </table:table-cell>
          <table:table-cell table:style-name="Таблиця1.A1" office:value-type="string">
            <text:p text:style-name="P7">&lt;relation&gt; | !&lt;log.exp.lev2&gt; | <text:span text:style-name="T23">[</text:span>&lt;logical expression&gt;<text:span text:style-name="T23">]</text:span></text:p>
          </table:table-cell>
        </table:table-row>
        <table:table-row>
          <table:table-cell table:style-name="Таблиця1.A1" office:value-type="string">
            <text:p text:style-name="P7">&lt;relation&gt;::=</text:p>
          </table:table-cell>
          <table:table-cell table:style-name="Таблиця1.A1" office:value-type="string">
            <text:p text:style-name="P8">&lt;expression&gt; <text:span text:style-name="T11">(</text:span><text:span text:style-name="T13"> </text:span>&gt; | <text:span text:style-name="T14">&gt;= |</text:span> &lt; <text:span text:style-name="T14">| &lt;= </text:span>| <text:span text:style-name="T15">equ</text:span> | <text:span text:style-name="T16">!=</text:span> <text:span text:style-name="T11">) </text:span>&lt;expression&gt;</text:p>
          </table:table-cell>
        </table:table-row>
        <table:table-row>
          <table:table-cell table:style-name="Таблиця1.A1" office:value-type="string">
            <text:p text:style-name="P7">&lt;expression&gt;::=</text:p>
          </table:table-cell>
          <table:table-cell table:style-name="Таблиця1.A1" office:value-type="string">
            <text:p text:style-name="P9"><text:span text:style-name="T12">(</text:span>- <text:s/><text:span text:style-name="T17">| </text:span><text:span text:style-name="T21">Ø</text:span><text:span text:style-name="T2"> </text:span><text:span text:style-name="T12">)</text:span> <text:s/>&lt;term&gt; | &lt;expression&gt; <text:span text:style-name="T18">+ </text:span>&lt;term&gt; | &lt;expression&gt; - &lt;term&gt;</text:p>
          </table:table-cell>
        </table:table-row>
        <table:table-row>
          <table:table-cell table:style-name="Таблиця1.A1" office:value-type="string">
            <text:p text:style-name="P7">&lt;term&gt;::=</text:p>
          </table:table-cell>
          <table:table-cell table:style-name="Таблиця1.A1" office:value-type="string">
            <text:p text:style-name="P9">&lt;multiplier&gt; | &lt;term&gt; * &lt;multiplier&gt; | &lt;term&gt; / &lt;multiplier&gt;</text:p>
          </table:table-cell>
        </table:table-row>
        <table:table-row>
          <table:table-cell table:style-name="Таблиця1.A1" office:value-type="string">
            <text:p text:style-name="P7">&lt;multiplier&gt;::=</text:p>
          </table:table-cell>
          <table:table-cell table:style-name="Таблиця1.A1" office:value-type="string">
            <text:p text:style-name="P13">&lt;expr.response&gt; | &lt;multiplier&gt; ^ &lt;expr.response&gt;</text:p>
          </table:table-cell>
        </table:table-row>
        <table:table-row>
          <table:table-cell table:style-name="Таблиця1.A1" office:value-type="string">
            <text:p text:style-name="P7">&lt;expr.response&gt;::=</text:p>
          </table:table-cell>
          <table:table-cell table:style-name="Таблиця1.A1" office:value-type="string">
            <text:p text:style-name="P7">ID | CONST | (&lt;expression&gt;)</text:p>
          </table:table-cell>
        </table:table-row>
      </table:table>
      <text:p text:style-name="P2"/>
      <text:p text:style-name="P22">Код алгоритму розбору:</text:p>
      <text:p text:style-name="P20"><text:span text:style-name="T32">// prevLevelPrevTerm — </text:span><text:span text:style-name="T34">Попередн</text:span><text:span text:style-name="T35">ій елемент батьківського терміналу</text:span></text:p>
      <text:p text:style-name="P20"><text:span text:style-name="T35">// prevLevelNextTerm — Наступний елемент батьківського терміналу</text:span></text:p>
      <text:p text:style-name="P20"><text:span text:style-name="T35">// grammarPair — поточний термінал для розбору</text:span></text:p>
      <text:p text:style-name="P20"><text:span text:style-name="T35"/></text:p>
      <text:p text:style-name="P20"><text:span text:style-name="T29">public</text:span><text:span text:style-name="T32"> </text:span><text:span text:style-name="T29">void</text:span><text:span text:style-name="T32"> RecursiveSetup(</text:span><text:span text:style-name="T29">string</text:span><text:span text:style-name="T32"> prevLevelPrevTerm, </text:span><text:span text:style-name="T38">GrammarPair</text:span><text:span text:style-name="T32"> grammarPair, </text:span><text:span text:style-name="T29">string</text:span><text:span text:style-name="T32"> prevLevelNextTerm)</text:span><text:span text:style-name="T41"><text:line-break/></text:span><text:span text:style-name="T32">{</text:span><text:span text:style-name="T41"><text:line-break/></text:span><text:span text:style-name="T32"> <text:s text:c="3"/></text:span><text:span text:style-name="T38">List</text:span><text:span text:style-name="T32">&lt;</text:span><text:span text:style-name="T29">string</text:span><text:span text:style-name="T32">&gt; grammarPairs = </text:span><text:span text:style-name="T29">new</text:span><text:span text:style-name="T32"> </text:span><text:span text:style-name="T38">List</text:span><text:span text:style-name="T32">&lt;</text:span><text:span text:style-name="T29">string</text:span><text:span text:style-name="T32">&gt;();</text:span><text:span text:style-name="T41"><text:line-break/></text:span><text:span text:style-name="T32"> <text:s text:c="3"/>grammarPairs.Add(prevLevelPrevTerm);</text:span><text:span text:style-name="T41"><text:line-break/></text:span><text:span text:style-name="T32"> <text:s text:c="3"/></text:span><text:span text:style-name="T29">foreach</text:span><text:span text:style-name="T32"> (</text:span><text:span text:style-name="T29">string</text:span><text:span text:style-name="T32"> pair </text:span><text:span text:style-name="T29">in</text:span><text:span text:style-name="T32"> grammarPair.PartLexems)</text:span><text:span text:style-name="T41"><text:line-break/></text:span><text:span text:style-name="T32"> <text:s text:c="3"/>{</text:span><text:span text:style-name="T41"><text:line-break/></text:span><text:span text:style-name="T32"> <text:s text:c="7"/>grammarPairs.Add(pair);</text:span><text:span text:style-name="T41"><text:line-break/></text:span><text:span text:style-name="T32"> <text:s text:c="3"/>}</text:span><text:span text:style-name="T41"><text:line-break/></text:span><text:span text:style-name="T32"> <text:s text:c="3"/>grammarPairs.Add(prevLevelNextTerm);</text:span><text:span text:style-name="T41"><text:line-break/><text:line-break/></text:span><text:span text:style-name="T32"> <text:s text:c="3"/></text:span><text:span text:style-name="T29">for</text:span><text:span text:style-name="T32"> (</text:span><text:span text:style-name="T29">int</text:span><text:span text:style-name="T32"> i=</text:span><text:span text:style-name="T39">1</text:span><text:span text:style-name="T32">;i&lt;grammarPairs.Count-</text:span><text:span text:style-name="T39">1</text:span><text:span text:style-name="T32">; i++)</text:span><text:span text:style-name="T41"><text:line-break/></text:span><text:span text:style-name="T32"> <text:s text:c="3"/>{</text:span><text:span text:style-name="T41"><text:line-break/></text:span><text:span text:style-name="T32"> <text:s text:c="7"/></text:span><text:span text:style-name="T29">string</text:span><text:span text:style-name="T32"> currentTerm = grammarPairs[i-</text:span><text:span text:style-name="T39">1</text:span><text:span text:style-name="T32">];</text:span><text:span text:style-name="T41"><text:line-break/></text:span><text:span text:style-name="T32"> <text:s text:c="7"/></text:span><text:span text:style-name="T29">string</text:span><text:span text:style-name="T32"> nextTerm = grammarPairs[i];</text:span><text:span text:style-name="T41"><text:line-break/></text:span></text:p>
      <text:p text:style-name="P20"><text:span text:style-name="T41"><text:tab/> <text:s text:c="2"/>// </text:span><text:span text:style-name="T42">Чи ще не було встановлено зв'язок між попереднім та наступним терміналами ?</text:span><text:span text:style-name="T41"><text:line-break/></text:span><text:span text:style-name="T32"> <text:s text:c="7"/></text:span><text:span text:style-name="T29">if</text:span><text:span text:style-name="T32"> (ConnotialBetweenTerminals(currentTerm,nextTerm) == </text:span><text:span text:style-name="T38">Connotial</text:span><text:span text:style-name="T32">.NoConnotial)</text:span><text:span text:style-name="T41"><text:line-break/></text:span><text:span text:style-name="T32"> <text:s text:c="7"/>{</text:span></text:p>
      <text:p text:style-name="P20"><text:span text:style-name="T32"><text:tab/><text:tab/> <text:s text:c="2"/>// </text:span><text:span text:style-name="T35">Зв'язок “менше” між попереднім батьківським терміналом та першим дочірнім</text:span><text:span text:style-name="T41"><text:line-break/></text:span><text:span text:style-name="T32"> <text:s text:c="11"/></text:span><text:span text:style-name="T29">if</text:span><text:span text:style-name="T32"> (i==</text:span><text:span text:style-name="T39">1</text:span><text:span text:style-name="T32">)</text:span><text:span text:style-name="T41"><text:line-break/></text:span><text:span text:style-name="T32"> <text:s text:c="11"/>{</text:span><text:span text:style-name="T41"><text:line-break/></text:span><text:span text:style-name="T32"> <text:s text:c="15"/>SetConnotialBetweenTerminals(</text:span><text:span text:style-name="T38">Connotial</text:span><text:span text:style-name="T32">.LessConnotial,currentTerm,nextTerm);</text:span><text:span text:style-name="T41"><text:line-break/></text:span><text:span text:style-name="T32"> <text:s text:c="11"/>}</text:span></text:p>
      <text:p text:style-name="P20"><text:span text:style-name="T32"><text:tab/><text:tab/> <text:s text:c="2"/>// </text:span><text:span text:style-name="T35">Зв'язок “дорівнює” між двома сусідніми терміналами</text:span><text:span text:style-name="T41"><text:line-break/></text:span><text:span text:style-name="T32"> <text:s text:c="11"/></text:span><text:span text:style-name="T29">else</text:span><text:span text:style-name="T41"><text:line-break/></text:span><text:span text:style-name="T32"> <text:s text:c="11"/>{</text:span><text:span text:style-name="T41"><text:line-break/></text:span><text:span text:style-name="T32"> <text:s text:c="15"/>SetConnotialBetweenTerminals(</text:span><text:span text:style-name="T38">Connotial</text:span><text:span text:style-name="T32">.EqualConnotial,currentTerm,nextTerm);</text:span><text:span text:style-name="T41"><text:line-break/></text:span><text:span text:style-name="T32"> <text:s text:c="11"/>}</text:span></text:p>
      <text:p text:style-name="P20"><text:span text:style-name="T32"><text:tab/><text:tab/> <text:s text:c="2"/>// </text:span><text:span text:style-name="T35">Перевірка наступного терміналу на наявність в нього дочірніх терміналів</text:span><text:span text:style-name="T41"><text:line-break/></text:span><text:span text:style-name="T32"> <text:s text:c="11"/></text:span><text:span text:style-name="T29">if</text:span><text:span text:style-name="T32"> (</text:span><text:span text:style-name="T29">this</text:span><text:span text:style-name="T32">.grammar.GrammarPairWithRootLexem(nextTerm) != </text:span><text:span text:style-name="T29">null</text:span><text:span text:style-name="T32">)</text:span><text:span text:style-name="T41"><text:line-break/></text:span><text:span text:style-name="T32"> <text:s text:c="11"/>{</text:span></text:p>
      <text:p text:style-name="P20"><text:span text:style-name="T32"><text:tab/><text:tab/><text:tab/> <text:s/>// </text:span><text:span text:style-name="T35">ЧерезНаступний термінал (якщо він останній, то встановиться наступний термінал від батька)</text:span><text:span text:style-name="T41"><text:line-break/></text:span><text:span text:style-name="T32"> <text:s text:c="15"/></text:span><text:span text:style-name="T29">string</text:span><text:span text:style-name="T32"> nextNextTerm = grammarPairs[i+</text:span><text:span text:style-name="T39">1</text:span><text:span text:style-name="T32">];</text:span></text:p>
      <text:p text:style-name="P21"><text:span text:style-name="T32"><text:tab/><text:tab/><text:tab/> <text:s/>// </text:span><text:span text:style-name="T35">Список дочірніх терміналів в наступного термінала</text:span><text:span text:style-name="T41"><text:line-break/></text:span><text:span text:style-name="T32"> <text:s text:c="15"/></text:span><text:span text:style-name="T38">List</text:span><text:span text:style-name="T32">&lt;</text:span><text:span text:style-name="T38">GrammarPair</text:span><text:span text:style-name="T32">&gt; pairs = </text:span><text:span text:style-name="T29">this</text:span><text:span text:style-name="T32">.grammar.GrammarPairWithRootLexem(nextTerm);</text:span><text:span text:style-name="T41"><text:line-break/></text:span><text:span text:style-name="T32"> <text:s text:c="15"/></text:span><text:span text:style-name="T29">foreach</text:span><text:span text:style-name="T32"> (</text:span><text:span text:style-name="T38">GrammarPair</text:span><text:span text:style-name="T32"> pair </text:span><text:span text:style-name="T29">in</text:span><text:span text:style-name="T32"> pairs)</text:span><text:span text:style-name="T41"><text:line-break/></text:span><text:span text:style-name="T32"> <text:s text:c="15"/>{</text:span></text:p>
      <text:p text:style-name="P21"><text:span text:style-name="T32"><text:tab/><text:tab/><text:tab/><text:tab/> <text:s/>// </text:span><text:span text:style-name="T37">Розглядання підтерміналів наступного термінала</text:span><text:span text:style-name="T41"><text:line-break/></text:span><text:span text:style-name="T32"> <text:s text:c="19"/>RecursiveSetup(currentTerm,pair,nextNextTerm);</text:span></text:p>
      <text:p text:style-name="P21"><text:span text:style-name="T32"><text:tab/><text:tab/><text:tab/><text:tab/> <text:s/>// </text:span><text:span text:style-name="T37">Встановлення відношення “більше” для останнього термінала </text:span><text:span text:style-name="T32"><text:line-break/></text:span><text:span text:style-name="T33"> <text:s text:c="19"/></text:span><text:span text:style-name="T30">string</text:span><text:span text:style-name="T33"> pairLastTerm = pair.PartLexems[pair.PartLexems.Count-</text:span><text:span text:style-name="T40">1</text:span><text:span text:style-name="T33">];</text:span><text:span text:style-name="T41"><text:line-break/></text:span><text:span text:style-name="T32"> <text:s text:c="19"/>SetConnotialBetweenTerminals(</text:span><text:span text:style-name="T38">Connotial</text:span><text:span text:style-name="T32">.GreaterConnotial,pairLastTerm,nextNextTerm);</text:span><text:span text:style-name="T41"><text:line-break/></text:span><text:span text:style-name="T32"> <text:s text:c="15"/>}</text:span><text:span text:style-name="T41"><text:line-break/></text:span><text:span text:style-name="T32"> <text:s text:c="11"/>}</text:span><text:span text:style-name="T41"><text:line-break/></text:span><text:span text:style-name="T32"> <text:s text:c="7"/>}</text:span><text:span text:style-name="T41"><text:line-break/></text:span><text:span text:style-name="T32"> <text:s text:c="3"/>}</text:span><text:span text:style-name="T41"><text:line-break/></text:span><text:span text:style-name="T32">}</text:span></text:p>
      <text:p text:style-name="P21"><text:span text:style-name="T32"/></text:p>
      <text:p text:style-name="P20"><text:span text:style-name="T32">// RootLexem — </text:span><text:span text:style-name="T34">батьк</text:span><text:span text:style-name="T35">івський термінал</text:span></text:p>
      <text:p text:style-name="P20"><text:span text:style-name="T35">// PartLexems — масив дочірніх терміналів</text:span></text:p>
      <text:p text:style-name="P20"><text:span text:style-name="T29">public</text:span><text:span text:style-name="T32"> </text:span><text:span text:style-name="T29">class</text:span><text:span text:style-name="T32"> </text:span><text:span text:style-name="T38">GrammarPair</text:span><text:span text:style-name="T32"><text:line-break/>{<text:line-break/> <text:s text:c="3"/></text:span><text:span text:style-name="T29">public</text:span><text:span text:style-name="T32"> </text:span><text:span text:style-name="T29">string </text:span><text:span text:style-name="T32">RootLexem;<text:line-break/> <text:s text:c="3"/></text:span><text:span text:style-name="T29">public</text:span><text:span text:style-name="T32"> </text:span><text:span text:style-name="T38">List</text:span><text:span text:style-name="T32">&lt;</text:span><text:span text:style-name="T29">string</text:span><text:span text:style-name="T32">&gt; PartLexems;<text:line-break/>}</text:span><text:span text:style-name="T3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/>
    <style:font-face style:name="Mangal1" svg:font-family="Mangal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16:02.085000000</meta:creation-date>
    <dc:date>2013-12-13T22:49:24.454000000</dc:date>
    <meta:editing-duration>P6DT5H59M54S</meta:editing-duration>
    <meta:editing-cycles>85</meta:editing-cycles>
    <meta:generator>LibreOffice/4.1.1.2$Windows_x86 LibreOffice_project/7e4286b58adc75a14f6d83f53a03b6c11fa2903</meta:generator>
    <meta:document-statistic meta:table-count="1" meta:image-count="0" meta:object-count="0" meta:page-count="3" meta:paragraph-count="80" meta:word-count="423" meta:character-count="4044" meta:non-whitespace-character-count="3266"/>
  </office:meta>
</office:document-meta>
</file>